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2.233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0.654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4.51pt solid #000000" fo:background-color="#ffffff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8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6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73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80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71"/>
        <table:table-column table:style-name="co6" table:default-cell-style-name="ce75"/>
        <table:table-column table:style-name="co7" table:default-cell-style-name="ce77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[</text:span><text:span text:style-name="T7">Translated title]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4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1" office:value-type="string" calcext:value-type="string">
            <text:p>1. Long Road to Friendship</text:p>
          </table:table-cell>
          <table:table-cell table:style-name="ce21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28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23" office:value-type="string" calcext:value-type="string">
            <text:p>“Довга Дорога до Дружби”</text:p>
          </table:table-cell>
          <table:table-cell table:style-name="ce6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76" office:value-type="string" calcext:value-type="string">
            <text:p>7 of 43</text:p>
          </table:table-cell>
          <table:table-cell table:number-columns-repeated="2" table:style-name="ce80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2" office:value-type="string" calcext:value-type="string">
            <text:p>2. Spectacular Seven</text:p>
          </table:table-cell>
          <table:table-cell table:style-name="ce2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1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68" office:value-type="string" calcext:value-type="string">
            <text:p><text:span text:style-name="T10">[Original]</text:span></text:p>
          </table:table-cell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0 of 12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1" office:value-type="string" calcext:value-type="string">
            <text:p>1. Undead Robot Bug Crusaders</text:p>
          </table:table-cell>
          <table:table-cell table:style-name="ce23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69" office:value-type="string" calcext:value-type="string">
            <text:p><text:span text:style-name="T10">[Original]</text:span></text:p>
          </table:table-cell>
          <table:table-cell table:style-name="ce73" office:value-type="string" calcext:value-type="string">
            <text:p>No</text:p>
          </table:table-cell>
          <table:table-cell table:style-name="ce76" office:value-type="string" calcext:value-type="string">
            <text:p>0 of 26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2" office:value-type="string" calcext:value-type="string">
            <text:p><text:s/>2. Undead Robot Bug Crusaders: Unusual Lives </text:p>
          </table:table-cell>
          <table:table-cell table:style-name="ce2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2" office:value-type="string" calcext:value-type="string">
            <text:p>Not Done</text:p>
          </table:table-cell>
          <table:table-cell table:style-name="ce70" office:value-type="string" calcext:value-type="string">
            <text:p><text:span text:style-name="T10">[Original]</text:span></text:p>
          </table:table-cell>
          <table:table-cell table:style-name="ce74" office:value-type="string" calcext:value-type="string">
            <text:p>No</text:p>
          </table:table-cell>
          <table:table-cell table:style-name="ce61" office:value-type="string" calcext:value-type="string">
            <text:p>0 of 25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6 of 49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“Пончики”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63" office:value-type="string" calcext:value-type="string">
            <text:p>1 of 1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"Асинхронність"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63" office:value-type="string" calcext:value-type="string">
            <text:p>1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"Спарк Баг під дощем"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63" office:value-type="string" calcext:value-type="string">
            <text:p>1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Антропологія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1</text:p>
          </table:table-cell>
          <table:table-cell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0" table:number-rows-repeated="3">
          <table:table-cell table:style-name="ce1" table:number-columns-repeated="10"/>
          <table:table-cell table:number-columns-repeated="11"/>
        </table:table-row>
        <table:table-row table:style-name="ro10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.00.0000</text:date>, <text:time style:data-style-name="N2" text:time-value="14:29:28.372756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5T14:30:55.194296166</dc:date>
    <meta:editing-duration>PT8H6M47S</meta:editing-duration>
    <meta:editing-cycles>425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174" meta:object-count="0"/>
  </office:meta>
</office:document-meta>
</file>